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0.7118in"/>
    </style:style>
    <style:style style:name="co4" style:family="table-column">
      <style:table-column-properties fo:break-before="auto" style:column-width="0.7555in"/>
    </style:style>
    <style:style style:name="co5" style:family="table-column">
      <style:table-column-properties fo:break-before="auto" style:column-width="1.0283in"/>
    </style:style>
    <style:style style:name="co6" style:family="table-column">
      <style:table-column-properties fo:break-before="auto" style:column-width="0.7882in"/>
    </style:style>
    <style:style style:name="co7" style:family="table-column">
      <style:table-column-properties fo:break-before="auto" style:column-width="1.17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SkipList</text:p>
          </table:table-cell>
          <table:table-cell office:value-type="string">
            <text:p>Treap</text:p>
          </table:table-cell>
          <table:table-cell office:value-type="string">
            <text:p>Chaining</text:p>
          </table:table-cell>
          <table:table-cell office:value-type="string">
            <text:p>Linear Probing</text:p>
          </table:table-cell>
          <table:table-cell office:value-type="string">
            <text:p>LCPTreap</text:p>
          </table:table-cell>
          <table:table-cell office:value-type="string">
            <text:p>TernaryTreapTrie</text:p>
          </table:table-cell>
        </table:table-row>
        <table:table-row table:style-name="ro1">
          <table:table-cell office:value-type="string">
            <text:p>Desktop2 Machine</text:p>
          </table:table-cell>
          <table:table-cell table:number-columns-repeated="6"/>
        </table:table-row>
        <table:table-row table:style-name="ro1">
          <table:table-cell office:value-type="string">
            <text:p>Worse Then</text:p>
          </table:table-cell>
          <table:table-cell office:value-type="string">
            <text:p>Treap</text:p>
          </table:table-cell>
          <table:table-cell table:number-columns-repeated="4"/>
          <table:table-cell office:value-type="string">
            <text:p>LCPTreap</text:p>
          </table:table-cell>
        </table:table-row>
        <table:table-row table:style-name="ro1">
          <table:table-cell office:value-type="string">
            <text:p>int</text:p>
          </table:table-cell>
          <table:table-cell office:value-type="string">
            <text:p>27(42/41)</text:p>
          </table:table-cell>
          <table:table-cell office:value-type="string">
            <text:p>16(38/36)</text:p>
          </table:table-cell>
          <table:table-cell office:value-type="string">
            <text:p>8.0(33/32)</text:p>
          </table:table-cell>
          <table:table-cell office:value-type="string">
            <text:p>8.3(25/23)</text:p>
          </table:table-cell>
          <table:table-cell table:number-columns-repeated="2"/>
        </table:table-row>
        <table:table-row table:style-name="ro1">
          <table:table-cell office:value-type="string">
            <text:p>Fat</text:p>
          </table:table-cell>
          <table:table-cell office:value-type="string">
            <text:p>93(95/94)</text:p>
          </table:table-cell>
          <table:table-cell office:value-type="string">
            <text:p>72(90/90)</text:p>
          </table:table-cell>
          <table:table-cell office:value-type="string">
            <text:p>49(86/85)</text:p>
          </table:table-cell>
          <table:table-cell office:value-type="string">
            <text:p>52(117/115)</text:p>
          </table:table-cell>
          <table:table-cell office:value-type="string">
            <text:p>26(96/96)</text:p>
          </table:table-cell>
          <table:table-cell office:value-type="string">
            <text:p>123(98/97)</text:p>
          </table:table-cell>
        </table:table-row>
        <table:table-row table:style-name="ro1">
          <table:table-cell office:value-type="string">
            <text:p>Fat2</text:p>
          </table:table-cell>
          <table:table-cell office:value-type="string">
            <text:p>34(95/94)</text:p>
          </table:table-cell>
          <table:table-cell office:value-type="string">
            <text:p>21(90/90)</text:p>
          </table:table-cell>
          <table:table-cell office:value-type="string">
            <text:p>49(86/85)</text:p>
          </table:table-cell>
          <table:table-cell office:value-type="string">
            <text:p>51(117/115)</text:p>
          </table:table-cell>
          <table:table-cell office:value-type="string">
            <text:p>26(96/96)</text:p>
          </table:table-cell>
          <table:table-cell office:value-type="string">
            <text:p>164(1578/1583)</text:p>
          </table:table-cell>
        </table:table-row>
        <table:table-row table:style-name="ro1">
          <table:table-cell office:value-type="string">
            <text:p>Fat4</text:p>
          </table:table-cell>
          <table:table-cell table:number-columns-repeated="4"/>
          <table:table-cell office:value-type="string">
            <text:p>44(96/96)</text:p>
          </table:table-cell>
          <table:table-cell office:value-type="string">
            <text:p>59(55/54)</text:p>
          </table:table-cell>
        </table:table-row>
        <table:table-row table:style-name="ro1">
          <table:table-cell office:value-type="string">
            <text:p>Fat5</text:p>
          </table:table-cell>
          <table:table-cell table:number-columns-repeated="4"/>
          <table:table-cell office:value-type="string">
            <text:p>145(96/96)</text:p>
          </table:table-cell>
          <table:table-cell office:value-type="string">
            <text:p>164(1578/1583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*Treap and LCPTreap numbers are dated – created before added parent pointers and node counts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10/07/2016</text:date>, <text:time>17:5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5H55M59S</meta:editing-duration>
    <meta:editing-cycles>175</meta:editing-cycles>
    <meta:generator>OpenOffice/4.1.2$Win32 OpenOffice.org_project/412m3$Build-9782</meta:generator>
    <dc:date>2016-10-07T17:55:43.67</dc:date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